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C800000396BFC6FC643430B4C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5.0193in" draw:z-index="0"><draw:image xlink:href="Pictures/10000000000004C800000396BFC6FC643430B4CC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14:23:04.933549997</meta:creation-date>
    <dc:date>2021-03-01T14:23:34.760985544</dc:date>
    <meta:editing-duration>PT3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